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ratura SOLARTRON OD4 selettore DASH attrezzo inserto (4..20mA).</text:p>
      <text:p text:style-name="Standard"/>
      <text:p text:style-name="Standard">Attenzione verificare dove è collegato, se è collegato su un ET200S modulo </text:p>
      <text:p text:style-name="Standard">6ES7134-4GB52-0AB0 non deve essere collegato tra i morsetti 1 e 2 ma tra 2 e 3 perchè il SOLARTRON genera autonomamente la corrente per l'uscita e quindi non ha bisogno di quella generata dall' ET200S.</text:p>
      <text:p text:style-name="Standard"/>
      <text:p text:style-name="Standard"/>
      <text:list xml:id="list32172599" text:style-name="L1">
        <text:list-item>
          <text:p text:style-name="P1">Verificare che siano inseriti solo i seguenti switch (1 su seleziona COARSE) e 2 in verticale su F per la polarità, gli altri devono stare tutti aperti.</text:p>
        </text:list-item>
        <text:list-item>
          <text:p text:style-name="P1">Impostare lo switch sulla (COARSE GAIN) corretta per ottenere un'escursione di +/- 8ma (COARSE 4 nel mio caso).</text:p>
        </text:list-item>
        <text:list-item>
          <text:p text:style-name="P1">Tramite i trimmer (FINE GAIN e FINE OFFSET) regolare la corsa da -8ma a +8ma.</text:p>
        </text:list-item>
        <text:list-item>
          <text:p text:style-name="P1">Inserire gli switch +VE e +5V che non fanno altro che spostare la mia scala.</text:p>
        </text:list-item>
        <text:list-item>
          <text:p text:style-name="P1">Tramite il trimmer (FINE OFFSET) impostare il minimo a 4ma.</text:p>
        </text:list-item>
        <text:list-item>
          <text:p text:style-name="P1">Verificare 4..20mA escursione massima tastatore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2T11:59:23.60</meta:creation-date>
    <dc:date>2012-05-02T12:09:58.81</dc:date>
    <meta:editing-duration>PT6M19S</meta:editing-duration>
    <meta:editing-cycles>2</meta:editing-cycles>
    <meta:generator>LibreOffice/3.5$Windows_x86 LibreOffice_project/281b639-6baa1d3-ef66a77-d866f25-f36d45f</meta:generator>
    <meta:document-statistic meta:table-count="0" meta:image-count="0" meta:object-count="0" meta:page-count="1" meta:paragraph-count="9" meta:word-count="151" meta:character-count="353" meta:non-whitespace-character-count="739"/>
  </office:meta>
</office:document-meta>
</file>